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.434cm" style:rel-column-width="1380*"/>
    </style:style>
    <style:style style:name="Tabela1.B" style:family="table-column">
      <style:table-column-properties style:column-width="3.62cm" style:rel-column-width="2052*"/>
    </style:style>
    <style:style style:name="Tabela1.C" style:family="table-column">
      <style:table-column-properties style:column-width="18.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31cm" style:rel-column-width="1185*"/>
    </style:style>
    <style:style style:name="Tabela17.B" style:family="table-column">
      <style:table-column-properties style:column-width="3.524cm" style:rel-column-width="1650*"/>
    </style:style>
    <style:style style:name="Tabela17.C" style:family="table-column">
      <style:table-column-properties style:column-width="12.58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.422cm" style:rel-column-width="1134*"/>
    </style:style>
    <style:style style:name="Tabela2.B" style:family="table-column">
      <style:table-column-properties style:column-width="13.79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434cm" style:rel-column-width="1140*"/>
    </style:style>
    <style:style style:name="Tabela3.B" style:family="table-column">
      <style:table-column-properties style:column-width="3.62cm" style:rel-column-width="1695*"/>
    </style:style>
    <style:style style:name="Tabela3.C" style:family="table-column">
      <style:table-column-properties style:column-width="37.74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.434cm" style:rel-column-width="1140*"/>
    </style:style>
    <style:style style:name="Tabela14.B" style:family="table-column">
      <style:table-column-properties style:column-width="3.62cm" style:rel-column-width="1695*"/>
    </style:style>
    <style:style style:name="Tabela14.C" style:family="table-column">
      <style:table-column-properties style:column-width="37.74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434cm" style:rel-column-width="1140*"/>
    </style:style>
    <style:style style:name="Tabela7.B" style:family="table-column">
      <style:table-column-properties style:column-width="13.787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434cm" style:rel-column-width="1140*"/>
    </style:style>
    <style:style style:name="Tabela11.B" style:family="table-column">
      <style:table-column-properties style:column-width="41.36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434cm" style:rel-column-width="1140*"/>
    </style:style>
    <style:style style:name="Tabela23.B" style:family="table-column">
      <style:table-column-properties style:column-width="3.62cm" style:rel-column-width="1695*"/>
    </style:style>
    <style:style style:name="Tabela23.C" style:family="table-column">
      <style:table-column-properties style:column-width="37.74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434cm" style:rel-column-width="1140*"/>
    </style:style>
    <style:style style:name="Tabela5.B" style:family="table-column">
      <style:table-column-properties style:column-width="3.62cm" style:rel-column-width="1695*"/>
    </style:style>
    <style:style style:name="Tabela5.C" style:family="table-column">
      <style:table-column-properties style:column-width="12.58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422cm" style:rel-column-width="1373*"/>
    </style:style>
    <style:style style:name="Tabela6.B" style:family="table-column">
      <style:table-column-properties style:column-width="3.632cm" style:rel-column-width="2059*"/>
    </style:style>
    <style:style style:name="Tabela6.C" style:family="table-column">
      <style:table-column-properties style:column-width="12.58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22cm" style:rel-column-width="1134*"/>
    </style:style>
    <style:style style:name="Tabela15.B" style:family="table-column">
      <style:table-column-properties style:column-width="3.632cm" style:rel-column-width="1701*"/>
    </style:style>
    <style:style style:name="Tabela15.C" style:family="table-column">
      <style:table-column-properties style:column-width="12.58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531cm" style:rel-column-width="1185*"/>
    </style:style>
    <style:style style:name="Tabela10.B" style:family="table-column">
      <style:table-column-properties style:column-width="3.524cm" style:rel-column-width="1650*"/>
    </style:style>
    <style:style style:name="Tabela10.C" style:family="table-column">
      <style:table-column-properties style:column-width="12.58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422cm" style:rel-column-width="1134*"/>
    </style:style>
    <style:style style:name="Tabela13.B" style:family="table-column">
      <style:table-column-properties style:column-width="3.632cm" style:rel-column-width="1701*"/>
    </style:style>
    <style:style style:name="Tabela13.C" style:family="table-column">
      <style:table-column-properties style:column-width="3.773cm" style:rel-column-width="1767*"/>
    </style:style>
    <style:style style:name="Tabela13.E" style:family="table-column">
      <style:table-column-properties style:column-width="3.775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434cm" style:rel-column-width="1380*"/>
    </style:style>
    <style:style style:name="Tabela9.B" style:family="table-column">
      <style:table-column-properties style:column-width="3.62cm" style:rel-column-width="2052*"/>
    </style:style>
    <style:style style:name="Tabela9.C" style:family="table-column">
      <style:table-column-properties style:column-width="7.548cm" style:rel-column-width="4279*"/>
    </style:style>
    <style:style style:name="Tabela9.G" style:family="table-column">
      <style:table-column-properties style:column-width="7.549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94cm" style:rel-width="90%" fo:break-before="auto" fo:break-after="auto" table:align="center" fo:keep-with-next="auto"/>
    </style:style>
    <style:style style:name="Tabela8.A" style:family="table-column">
      <style:table-column-properties style:column-width="2.434cm" style:rel-column-width="1380*"/>
    </style:style>
    <style:style style:name="Tabela8.B" style:family="table-column">
      <style:table-column-properties style:column-width="3.621cm" style:rel-column-width="2053*"/>
    </style:style>
    <style:style style:name="Tabela8.C" style:family="table-column">
      <style:table-column-properties style:column-width="3.431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422cm" style:rel-column-width="1134*"/>
    </style:style>
    <style:style style:name="Tabela22.B" style:family="table-column">
      <style:table-column-properties style:column-width="3.632cm" style:rel-column-width="1701*"/>
    </style:style>
    <style:style style:name="Tabela22.C" style:family="table-column">
      <style:table-column-properties style:column-width="37.74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434cm" style:rel-column-width="1380*"/>
    </style:style>
    <style:style style:name="Tabela16.B" style:family="table-column">
      <style:table-column-properties style:column-width="3.62cm" style:rel-column-width="2052*"/>
    </style:style>
    <style:style style:name="Tabela16.C" style:family="table-column">
      <style:table-column-properties style:column-width="9.435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434cm" style:rel-column-width="1380*"/>
    </style:style>
    <style:style style:name="Tabela12.B" style:family="table-column">
      <style:table-column-properties style:column-width="3.62cm" style:rel-column-width="2052*"/>
    </style:style>
    <style:style style:name="Tabela12.C" style:family="table-column">
      <style:table-column-properties style:column-width="9.435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2cm" table:align="center"/>
    </style:style>
    <style:style style:name="Tabela18.A" style:family="table-column">
      <style:table-column-properties style:column-width="2.011cm"/>
    </style:style>
    <style:style style:name="Tabela18.B" style:family="table-column">
      <style:table-column-properties style:column-width="2.99cm"/>
    </style:style>
    <style:style style:name="Tabela18.C" style:family="table-column">
      <style:table-column-properties style:column-width="15.586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434cm" style:rel-column-width="1140*"/>
    </style:style>
    <style:style style:name="Tabela21.B" style:family="table-column">
      <style:table-column-properties style:column-width="41.36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3db78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22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23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3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484799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3db78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355ea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5532bc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5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5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6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6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6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d8710" officeooo:paragraph-rsid="034d8710"/>
    </style:style>
    <style:style style:name="P163" style:family="paragraph" style:parent-style-name="Table_20_Contents">
      <style:paragraph-properties fo:text-align="center" style:justify-single-word="false"/>
      <style:text-properties fo:color="#2a6099" loext:opacity="100%" officeooo:paragraph-rsid="033c8693"/>
    </style:style>
    <style:style style:name="P16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6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6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6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6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6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7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7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7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P17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7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7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5b7920" fo:background-color="transparent"/>
    </style:style>
    <style:style style:name="P176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77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78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79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80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81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82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8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84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85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86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87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598d37"/>
    </style:style>
    <style:style style:name="P188" style:family="paragraph" style:parent-style-name="Table_20_Contents" style:master-page-name="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89" style:family="paragraph" style:parent-style-name="Table_20_Contents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0" style:family="paragraph" style:parent-style-name="Standard">
      <style:paragraph-properties fo:text-align="center" style:justify-single-word="false"/>
      <style:text-properties style:font-name="Liberation Serif" fo:language="pt" fo:country="BR" officeooo:rsid="0133013c" officeooo:paragraph-rsid="033db78a"/>
    </style:style>
    <style:style style:name="P191" style:family="paragraph" style:parent-style-name="Table_20_Contents">
      <style:paragraph-properties fo:text-align="center" style:justify-single-word="false"/>
      <style:text-properties style:font-name="Liberation Serif" fo:language="pt" fo:country="BR" fo:background-color="#ffff00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5e78b5" fo:background-color="transparent" loext:char-shading-value="0"/>
    </style:style>
    <style:style style:name="T29" style:family="text">
      <style:text-properties officeooo:rsid="025cbfb0" fo:background-color="transparent" loext:char-shading-value="0"/>
    </style:style>
    <style:style style:name="T30" style:family="text">
      <style:text-properties officeooo:rsid="00f23989" fo:background-color="transparent" loext:char-shading-value="0"/>
    </style:style>
    <style:style style:name="T31" style:family="text">
      <style:text-properties officeooo:rsid="00b45e57" fo:background-color="transparent" loext:char-shading-value="0"/>
    </style:style>
    <style:style style:name="T32" style:family="text">
      <style:text-properties officeooo:rsid="02ee4445" fo:background-color="transparent" loext:char-shading-value="0"/>
    </style:style>
    <style:style style:name="T33" style:family="text">
      <style:text-properties officeooo:rsid="00ff136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fo:font-weight="normal" officeooo:rsid="0003d36e" style:font-weight-asian="normal" style:font-weight-complex="normal"/>
    </style:style>
    <style:style style:name="T40" style:family="text">
      <style:text-properties officeooo:rsid="01022e9c"/>
    </style:style>
    <style:style style:name="T41" style:family="text">
      <style:text-properties officeooo:rsid="0102e26a"/>
    </style:style>
    <style:style style:name="T42" style:family="text">
      <style:text-properties officeooo:rsid="00f5a976"/>
    </style:style>
    <style:style style:name="T43" style:family="text">
      <style:text-properties officeooo:rsid="012c5455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4b1ef" fo:background-color="#ffff00" loext:char-shading-value="0"/>
    </style:style>
    <style:style style:name="T46" style:family="text">
      <style:text-properties officeooo:rsid="01e19d87" fo:background-color="#ffff00" loext:char-shading-value="0"/>
    </style:style>
    <style:style style:name="T47" style:family="text">
      <style:text-properties officeooo:rsid="02dcae5a" fo:background-color="#ffff00" loext:char-shading-value="0"/>
    </style:style>
    <style:style style:name="T48" style:family="text">
      <style:text-properties officeooo:rsid="02dd72e1" fo:background-color="#ffff00" loext:char-shading-value="0"/>
    </style:style>
    <style:style style:name="T49" style:family="text">
      <style:text-properties officeooo:rsid="001f0dbb" fo:background-color="#ffff00" loext:char-shading-value="0"/>
    </style:style>
    <style:style style:name="T50" style:family="text">
      <style:text-properties officeooo:rsid="001de3c7" fo:background-color="#ffff00" loext:char-shading-value="0"/>
    </style:style>
    <style:style style:name="T51" style:family="text">
      <style:text-properties officeooo:rsid="0003d36e" fo:background-color="#ffff00" loext:char-shading-value="0"/>
    </style:style>
    <style:style style:name="T52" style:family="text">
      <style:text-properties officeooo:rsid="01dcd5c1" fo:background-color="#ffff00" loext:char-shading-value="0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3598d37" style:font-size-asian="10.5pt" style:text-rotation-angle="0" style:text-rotation-scale="line-height"/>
    </style:style>
    <style:style style:name="T56" style:family="text">
      <style:text-properties officeooo:rsid="01db4e56"/>
    </style:style>
    <style:style style:name="T57" style:family="text">
      <style:text-properties officeooo:rsid="01dcd5c1"/>
    </style:style>
    <style:style style:name="T58" style:family="text">
      <style:text-properties officeooo:rsid="01e31d18"/>
    </style:style>
    <style:style style:name="T59" style:family="text">
      <style:text-properties officeooo:rsid="01e85549"/>
    </style:style>
    <style:style style:name="T60" style:family="text">
      <style:text-properties fo:language="pt" fo:country="BR" officeooo:rsid="00385da4" style:font-size-asian="10.5pt" style:text-rotation-angle="0" style:text-rotation-scale="line-height"/>
    </style:style>
    <style:style style:name="T61" style:family="text">
      <style:text-properties fo:language="pt" fo:country="BR" officeooo:rsid="02d2d188"/>
    </style:style>
    <style:style style:name="T62" style:family="text">
      <style:text-properties fo:language="pt" fo:country="BR" officeooo:rsid="006cf78b"/>
    </style:style>
    <style:style style:name="T63" style:family="text">
      <style:text-properties officeooo:rsid="025cbfb0"/>
    </style:style>
    <style:style style:name="T64" style:family="text">
      <style:text-properties officeooo:rsid="029e7db5"/>
    </style:style>
    <style:style style:name="T65" style:family="text">
      <style:text-properties officeooo:rsid="02d2d188"/>
    </style:style>
    <style:style style:name="T66" style:family="text">
      <style:text-properties officeooo:rsid="02d8d583"/>
    </style:style>
    <style:style style:name="T67" style:family="text">
      <style:text-properties officeooo:rsid="02dacbb8"/>
    </style:style>
    <style:style style:name="T68" style:family="text">
      <style:text-properties officeooo:rsid="02db1faf"/>
    </style:style>
    <style:style style:name="T69" style:family="text">
      <style:text-properties officeooo:rsid="02dffc8c"/>
    </style:style>
    <style:style style:name="T70" style:family="text">
      <style:text-properties officeooo:rsid="02e004aa"/>
    </style:style>
    <style:style style:name="T71" style:family="text">
      <style:text-properties officeooo:rsid="02e17bf5"/>
    </style:style>
    <style:style style:name="T72" style:family="text">
      <style:text-properties officeooo:rsid="02e33f41"/>
    </style:style>
    <style:style style:name="T73" style:family="text">
      <style:text-properties officeooo:rsid="02e51ebd"/>
    </style:style>
    <style:style style:name="T74" style:family="text">
      <style:text-properties officeooo:rsid="02e7874b"/>
    </style:style>
    <style:style style:name="T75" style:family="text">
      <style:text-properties officeooo:rsid="02ee4445"/>
    </style:style>
    <style:style style:name="T76" style:family="text">
      <style:text-properties officeooo:rsid="02f0fc69"/>
    </style:style>
    <style:style style:name="T77" style:family="text">
      <style:text-properties officeooo:rsid="02fa0769"/>
    </style:style>
    <style:style style:name="T78" style:family="text">
      <style:text-properties officeooo:rsid="03058ec3"/>
    </style:style>
    <style:style style:name="T79" style:family="text">
      <style:text-properties officeooo:rsid="03093cd3"/>
    </style:style>
    <style:style style:name="T80" style:family="text">
      <style:text-properties officeooo:rsid="030bd1d4"/>
    </style:style>
    <style:style style:name="T81" style:family="text">
      <style:text-properties officeooo:rsid="031c0ac1"/>
    </style:style>
    <style:style style:name="T82" style:family="text">
      <style:text-properties officeooo:rsid="031c8c29"/>
    </style:style>
    <style:style style:name="T83" style:family="text">
      <style:text-properties officeooo:rsid="03200425"/>
    </style:style>
    <style:style style:name="T84" style:family="text">
      <style:text-properties officeooo:rsid="0323aead"/>
    </style:style>
    <style:style style:name="T85" style:family="text">
      <style:text-properties officeooo:rsid="033f5ab1"/>
    </style:style>
    <style:style style:name="T86" style:family="text">
      <style:text-properties officeooo:rsid="03419454"/>
    </style:style>
    <style:style style:name="T87" style:family="text">
      <style:text-properties officeooo:rsid="03445c06"/>
    </style:style>
    <style:style style:name="T88" style:family="text">
      <style:text-properties officeooo:rsid="0344e330"/>
    </style:style>
    <style:style style:name="T89" style:family="text">
      <style:text-properties officeooo:rsid="034be2a3"/>
    </style:style>
    <style:style style:name="T90" style:family="text">
      <style:text-properties officeooo:rsid="034fcdd7"/>
    </style:style>
    <style:style style:name="T91" style:family="text">
      <style:text-properties officeooo:rsid="0350f10a"/>
    </style:style>
    <style:style style:name="T92" style:family="text">
      <style:text-properties officeooo:rsid="031237ad"/>
    </style:style>
    <style:style style:name="T93" style:family="text">
      <style:text-properties officeooo:rsid="0387f6f4"/>
    </style:style>
    <style:style style:name="T94" style:family="text">
      <style:text-properties officeooo:rsid="035f4bd6"/>
    </style:style>
    <style:style style:name="T95" style:family="text">
      <style:text-properties officeooo:rsid="036158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EDGV <text:span text:style-name="T56">3.0 </text:span><text:span text:style-name="T76">ORTO</text:span> – V<text:span text:style-name="T66">2.</text:span><text:span text:style-name="T95">2</text:span></text:p>
      <text:p text:style-name="P177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2553556199328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39">cobter_<text:span text:style-name="T56">massa</text:span>_dagua<text:span text:style-name="T6"> [A] / </text:span><text:span text:style-name="T82">centroide_massa_dagua [P]</text:span></text:p>
          </table:table-cell>
          <table:covered-table-cell/>
          <table:covered-table-cell/>
        </table:table-row>
        <table:table-row table:style-name="TableLine2553556213472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86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2553556221632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21">(*)</text:p>
            <text:p text:style-name="P173">V – <text:span text:style-name="T77">nome</text:span> i<text:span text:style-name="T77">s null</text:span></text:p>
          </table:table-cell>
          <table:table-cell table:style-name="Tabela1.C3" office:value-type="string">
            <text:p text:style-name="P69">Oceano <text:span text:style-name="T57">(sem fluxo) </text:span>–<text:span text:style-name="T1"> 3 !</text:span></text:p>
            <text:p text:style-name="P69">Baia <text:span text:style-name="T57">(sem fluxo) </text:span>–<text:span text:style-name="T1"> 4 !</text:span></text:p>
            <text:p text:style-name="P69">Enseada <text:span text:style-name="T57">(sem fluxo) </text:span>–<text:span text:style-name="T1"> 5 !</text:span></text:p>
            <text:p text:style-name="P69">Laguna <text:span text:style-name="T57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36"><text:span text:style-name="T25">V - </text:span><text:span text:style-name="T91">t</text:span><text:span text:style-name="T24">ipo in (3,4,5,9) and not (regime in (1))</text:span></text:p>
          </table:table-cell>
        </table:table-row>
        <table:table-row table:style-name="TableLine2553556213744">
          <table:covered-table-cell/>
          <table:covered-table-cell/>
          <table:table-cell table:style-name="Tabela1.C4" office:value-type="string">
            <text:p text:style-name="P40">Rio <text:span text:style-name="T57">(com fluxo) </text:span>–<text:span text:style-name="T1"> 1</text:span></text:p>
            <text:p text:style-name="P17"><text:span text:style-name="T44">Canal </text:span><text:span text:style-name="T52">(com fluxo) </text:span><text:span text:style-name="T44">–</text:span><text:span text:style-name="T45"> 2 !</text:span></text:p>
            <text:p text:style-name="P17"><text:span text:style-name="T44">Meando Abandonado </text:span><text:span text:style-name="T52">(sem fluxo) </text:span><text:span text:style-name="T44">–</text:span><text:span text:style-name="T45"> 6 !</text:span></text:p>
            <text:p text:style-name="P17">Lago ou Lagoa <text:span text:style-name="T57">(sem fluxo) </text:span>–<text:span text:style-name="T1"> 7</text:span></text:p>
            <text:p text:style-name="P17">Represa/<text:span text:style-name="T56">Açude com fluxo</text:span> –<text:span text:style-name="T1"> 10 </text:span></text:p>
            <text:p text:style-name="P40">Represa/<text:span text:style-name="T56">Açude sem fluxo</text:span> –<text:span text:style-name="T1"> 11</text:span></text:p>
          </table:table-cell>
          <table:table-cell table:style-name="Tabela1.D4" office:value-type="string">
            <text:p text:style-name="P17">Permanente –<text:span text:style-name="T2"> 1 </text:span></text:p>
            <text:p text:style-name="P70">Temporário –<text:span text:style-name="T2"> 3 !</text:span></text:p>
            <text:p text:style-name="P70">Seco –<text:span text:style-name="T2"> 5 !</text:span></text:p>
            <text:p text:style-name="P70"/>
            <text:p text:style-name="P138">! - regime in (3,5)</text:p>
          </table:table-cell>
        </table:table-row>
        <table:table-row table:style-name="TableLine2553556209664">
          <table:covered-table-cell/>
          <table:covered-table-cell/>
          <table:table-cell table:style-name="Tabela1.C5" office:value-type="string">
            <text:p text:style-name="P163">! - tipo in (2, 3, 4, 5, 6, 9)</text:p>
          </table:table-cell>
          <table:table-cell table:style-name="Tabela1.D5" office:value-type="string">
            <text:p text:style-name="P137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553556212656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7"><text:span text:style-name="T19">constr_extracao_mineral</text:span> <text:span text:style-name="T43">[PA]</text:span></text:p>
          </table:table-cell>
          <table:covered-table-cell/>
          <table:covered-table-cell/>
          <table:covered-table-cell/>
        </table:table-row>
        <table:table-row table:style-name="TableLine2553556209936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5">nome<text:span text:style-name="T5"> (0..1)</text:span></text:p>
          </table:table-cell>
          <table:table-cell table:style-name="Tabela17.A2" office:value-type="string">
            <text:p text:style-name="P45">tipo<text:span text:style-name="T4"> (1)</text:span></text:p>
          </table:table-cell>
          <table:table-cell table:style-name="Tabela17.A2" office:value-type="string">
            <text:p text:style-name="P51">forma_extracao<text:span text:style-name="T4"> (1)</text:span></text:p>
          </table:table-cell>
          <table:table-cell table:style-name="Tabela17.E2" office:value-type="string">
            <text:p text:style-name="P48">situacao_fisica<text:span text:style-name="T4"> (1)</text:span></text:p>
          </table:table-cell>
        </table:table-row>
        <table:table-row table:style-name="TableLine2553556221904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65">A ser preenchido</text:p>
          </table:table-cell>
          <table:table-cell table:style-name="Tabela17.C3" office:value-type="string">
            <text:p text:style-name="P114"><text:span text:style-name="T46">Poço / </text:span><text:span text:style-name="T47">Á</text:span><text:span text:style-name="T46">gua subterrânea</text:span><text:span text:style-name="T44"> -1</text:span><text:span text:style-name="T45"> !</text:span></text:p>
          </table:table-cell>
          <table:table-cell table:style-name="Tabela17.D8" table:number-rows-spanned="6" office:value-type="string">
            <text:p text:style-name="P125">A céu aberto -5</text:p>
            <text:p text:style-name="P126">Subterrânea -6 !</text:p>
            <text:p text:style-name="P126"/>
            <text:p text:style-name="P139">! - forma_extracao in (5)</text:p>
          </table:table-cell>
          <table:table-cell table:style-name="Tabela17.E8" table:number-rows-spanned="6" office:value-type="string">
            <text:p text:style-name="P57">Abandonada -1<text:span text:style-name="T1"> !</text:span></text:p>
            <text:p text:style-name="P57">Destruída -2<text:span text:style-name="T1"> !</text:span></text:p>
            <text:p text:style-name="P48">Construída -3</text:p>
            <text:p text:style-name="P127">Em construção -4<text:span text:style-name="T1"> !</text:span></text:p>
            <text:p text:style-name="P127"/>
            <text:p text:style-name="P142">(<text:span text:style-name="T89">R</text:span>est. <text:span text:style-name="T89">S</text:span>it. Fis.)</text:p>
            <text:p text:style-name="P142">! - situacao_fisica in (1, 2, 4)</text:p>
          </table:table-cell>
        </table:table-row>
        <table:table-row table:style-name="TableLine2553556215648">
          <table:covered-table-cell/>
          <table:covered-table-cell/>
          <table:table-cell table:style-name="Tabela17.C4" office:value-type="string">
            <text:p text:style-name="P114">Mina / <text:span text:style-name="T59">Pedreira</text:span> -4</text:p>
          </table:table-cell>
          <table:covered-table-cell/>
          <table:covered-table-cell/>
        </table:table-row>
        <table:table-row table:style-name="TableLine2553556223536">
          <table:covered-table-cell/>
          <table:covered-table-cell/>
          <table:table-cell table:style-name="Tabela17.C5" office:value-type="string">
            <text:p text:style-name="P114"><text:span text:style-name="T44">Garimpo -5</text:span><text:span text:style-name="T45"> !</text:span></text:p>
          </table:table-cell>
          <table:covered-table-cell/>
          <table:covered-table-cell/>
        </table:table-row>
        <table:table-row table:style-name="TableLine2553556218368">
          <table:covered-table-cell/>
          <table:covered-table-cell/>
          <table:table-cell table:style-name="Tabela17.C7" office:value-type="string">
            <text:p text:style-name="P114"><text:span text:style-name="T44">Salina -6</text:span><text:span text:style-name="T45"> !</text:span></text:p>
          </table:table-cell>
          <table:covered-table-cell/>
          <table:covered-table-cell/>
        </table:table-row>
        <table:table-row table:style-name="TableLine2553556225440">
          <table:covered-table-cell/>
          <table:covered-table-cell/>
          <table:table-cell table:style-name="Tabela17.C7" office:value-type="string">
            <text:p text:style-name="P115"><text:span text:style-name="T44">Poço /</text:span><text:span text:style-name="T46"> </text:span><text:span text:style-name="T47">P</text:span><text:span text:style-name="T46">etróleo</text:span><text:span text:style-name="T44"> -</text:span><text:span text:style-name="T48">8</text:span><text:span text:style-name="T45"> !</text:span></text:p>
          </table:table-cell>
          <table:covered-table-cell/>
          <table:covered-table-cell/>
        </table:table-row>
        <table:table-row table:style-name="TableLine2553556218640">
          <table:covered-table-cell/>
          <table:covered-table-cell/>
          <table:table-cell table:style-name="Tabela17.C8" office:value-type="string">
            <text:p text:style-name="P146">! - tipo in (2, 3, 4, 5, 6, 9)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2553556223808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2">elemnat_curva_nivel<text:span text:style-name="T6"> [L]</text:span></text:p>
          </table:table-cell>
          <table:covered-table-cell/>
          <table:covered-table-cell/>
        </table:table-row>
        <table:table-row table:style-name="TableLine2553556212928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86">cota (1)</text:p>
          </table:table-cell>
          <table:table-cell table:style-name="Tabela2.A2" office:value-type="string">
            <text:p text:style-name="P86">indice (1)</text:p>
          </table:table-cell>
          <table:table-cell table:style-name="Tabela2.D2" office:value-type="string">
            <text:p text:style-name="P86">depressao (1)</text:p>
          </table:table-cell>
        </table:table-row>
        <table:table-row table:style-name="TableLine2553556216192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86">A ser preenchido</text:p>
          </table:table-cell>
          <table:table-cell table:style-name="Tabela2.C3" office:value-type="string">
            <text:p text:style-name="P86">Mestra -1</text:p>
            <text:p text:style-name="P86">Normal -2</text:p>
            <text:p text:style-name="P86">Auxiliar -3</text:p>
          </table:table-cell>
          <table:table-cell table:style-name="Tabela2.D3" office:value-type="string">
            <text:p text:style-name="P86">Sim -1</text:p>
            <text:p text:style-name="P86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53556219456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20"><text:span text:style-name="T20">elemnat_elemento_hidrografico [PLA] / elemento_hidrografico </text:span><text:span text:style-name="T87">[P]</text:span></text:p>
          </table:table-cell>
          <table:covered-table-cell/>
        </table:table-row>
        <table:table-row table:style-name="TableLine2553556236864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5">nome<text:span text:style-name="T5"> (0..1)</text:span></text:p>
          </table:table-cell>
          <table:table-cell table:style-name="Tabela3.C2" office:value-type="string">
            <text:p text:style-name="P45">tipo<text:span text:style-name="T4"> (1)</text:span></text:p>
          </table:table-cell>
        </table:table-row>
        <table:table-row table:style-name="TableLine2553556230336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65">A ser preenchido</text:p>
          </table:table-cell>
          <table:table-cell table:style-name="Tabela3.C3" office:value-type="string">
            <text:p text:style-name="P55">Cachoeira -9</text:p>
            <text:p text:style-name="P55">Salto -10</text:p>
            <text:p text:style-name="P53">[P L]</text:p>
          </table:table-cell>
        </table:table-row>
        <table:table-row table:style-name="TableLine2553556227616">
          <table:covered-table-cell/>
          <table:covered-table-cell/>
          <table:table-cell table:style-name="Tabela3.C4" office:value-type="string">
            <text:p text:style-name="P55">Corredeira -12</text:p>
            <text:p text:style-name="P53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2553556221088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79">elemnat_ilha [<text:span text:style-name="T75">P</text:span>A] / <text:span text:style-name="T81">centroide_ilha [P]</text:span></text:p>
          </table:table-cell>
          <table:covered-table-cell/>
        </table:table-row>
        <table:table-row table:style-name="TableLine2553556226256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5">nome<text:span text:style-name="T5"> (0..1)</text:span></text:p>
          </table:table-cell>
          <table:table-cell table:style-name="Tabela14.C2" office:value-type="string">
            <text:p text:style-name="P45">tipo<text:span text:style-name="T4"> (1)</text:span></text:p>
          </table:table-cell>
        </table:table-row>
        <table:table-row table:style-name="TableLine2553556229520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65">A ser preenchido</text:p>
            <text:p text:style-name="P174">(*)</text:p>
          </table:table-cell>
          <table:table-cell table:style-name="Tabela14.C3" office:value-type="string">
            <text:p text:style-name="P55">Ilha <text:span text:style-name="T21">Fluvial</text:span>-<text:span text:style-name="T75">1</text:span></text:p>
            <text:p text:style-name="P55"><text:span text:style-name="T27">Ilha </text:span><text:span text:style-name="T31">Marítima</text:span><text:span text:style-name="T27">-</text:span><text:span text:style-name="T32">2</text:span></text:p>
            <text:p text:style-name="P55"><text:span text:style-name="T32">Ilha </text:span><text:span text:style-name="T31">Lacustre</text:span><text:span text:style-name="T32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2553556229248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2">elemnat_ponto_cotado<text:span text:style-name="T6"> [P]</text:span></text:p>
          </table:table-cell>
          <table:covered-table-cell/>
          <table:covered-table-cell/>
        </table:table-row>
        <table:table-row table:style-name="TableLine2553556227344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86">cota (1)</text:p>
          </table:table-cell>
          <table:table-cell table:style-name="Tabela7.A2" office:value-type="string">
            <text:p text:style-name="P86">cota_comprovada (1)</text:p>
          </table:table-cell>
          <table:table-cell table:style-name="Tabela7.D2" office:value-type="string">
            <text:p text:style-name="P86">cota_<text:span text:style-name="T74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86">A ser preenchido</text:p>
          </table:table-cell>
          <table:table-cell table:style-name="Tabela7.C3" office:value-type="string">
            <text:p text:style-name="P60">Sim -1 !</text:p>
            <text:p text:style-name="P86">Não -2</text:p>
            <text:p text:style-name="P86"/>
            <text:p text:style-name="P157">! - cota_comprovada in (1)</text:p>
          </table:table-cell>
          <table:table-cell table:style-name="Tabela7.D3" office:value-type="string">
            <text:p text:style-name="P86">Sim -1</text:p>
            <text:p text:style-name="P86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2553556233056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5">elemnat_terreno_sujeito_inundacao [A]</text:p>
          </table:table-cell>
        </table:table-row>
        <table:table-row table:style-name="TableLine2553556227072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105"/>
          </table:table-cell>
        </table:table-row>
        <table:table-row table:style-name="TableLine2553556242032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2553556243392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23"><text:span text:style-name="T62">elemnat_</text:span>toponimo_fisiografico_natural<text:span text:style-name="T62"> [PL]</text:span></text:p>
          </table:table-cell>
          <table:covered-table-cell/>
        </table:table-row>
        <table:table-row table:style-name="TableLine2553556232240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5">nome<text:span text:style-name="T5"> (0..1)</text:span></text:p>
          </table:table-cell>
          <table:table-cell table:style-name="Tabela23.C2" office:value-type="string">
            <text:p text:style-name="P45">tipo<text:span text:style-name="T4"> (1)</text:span></text:p>
          </table:table-cell>
        </table:table-row>
        <table:table-row table:style-name="TableLine2553556233328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65">A ser preenchido</text:p>
            <text:p text:style-name="P171">(*)</text:p>
          </table:table-cell>
          <table:table-cell table:style-name="Tabela23.C3" office:value-type="string">
            <text:p text:style-name="P55">Serra -1</text:p>
            <text:p text:style-name="P53">[L]</text:p>
          </table:table-cell>
        </table:table-row>
        <table:table-row table:style-name="TableLine2553556237408">
          <table:covered-table-cell/>
          <table:covered-table-cell/>
          <table:table-cell table:style-name="Tabela23.C4" office:value-type="string">
            <text:p text:style-name="P55">Montanha -3</text:p>
            <text:p text:style-name="P71">Chapada -4<text:span text:style-name="T1"> !</text:span></text:p>
            <text:p text:style-name="P71">Maciço -5<text:span text:style-name="T1"> !</text:span></text:p>
            <text:p text:style-name="P71">Planalto -6<text:span text:style-name="T1"> !</text:span></text:p>
            <text:p text:style-name="P71">Planície -7<text:span text:style-name="T1"> !</text:span></text:p>
            <text:p text:style-name="P71">Península -9<text:span text:style-name="T1"> !</text:span></text:p>
            <text:p text:style-name="P71">Ponta -10<text:span text:style-name="T1"> !</text:span></text:p>
            <text:p text:style-name="P71">Cabo -11<text:span text:style-name="T1"> !</text:span></text:p>
            <text:p text:style-name="P55">Pico -17</text:p>
            <text:p text:style-name="P53">[P]</text:p>
            <text:p text:style-name="P53"/>
            <text:p text:style-name="P162">1 - tipo in (4,5,6,7,9,10,11)</text:p>
          </table:table-cell>
        </table:table-row>
        <table:table-row table:style-name="TableLine2553556237952">
          <table:covered-table-cell/>
          <table:covered-table-cell/>
          <table:table-cell table:style-name="Tabela23.C5" office:value-type="string">
            <text:p text:style-name="P55">Morro -2</text:p>
            <text:p text:style-name="P55">Praia -12</text:p>
            <text:p text:style-name="P18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553556240400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6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2553556247472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8">nome<text:span text:style-name="T5"> (0..1)</text:span></text:p>
          </table:table-cell>
          <table:table-cell table:style-name="Tabela5.A2" office:value-type="string">
            <text:p text:style-name="P78">tipo<text:span text:style-name="T4"> (1)</text:span></text:p>
          </table:table-cell>
          <table:table-cell table:style-name="Tabela5.A2" office:value-type="string">
            <text:p text:style-name="P78">regime<text:span text:style-name="T4"> (1)</text:span></text:p>
          </table:table-cell>
          <table:table-cell table:style-name="Tabela5.E2" office:value-type="string">
            <text:p text:style-name="P78"><text:span text:style-name="T69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8">A ser preenchido</text:p>
            <text:p text:style-name="P120">(*)</text:p>
          </table:table-cell>
          <table:table-cell table:style-name="Tabela5.C3" office:value-type="string">
            <text:p text:style-name="P78">Rio <text:span text:style-name="T3">-1</text:span></text:p>
            <text:p text:style-name="P78">Canal<text:span text:style-name="T3">-2</text:span></text:p>
            <text:p text:style-name="P72">Canal encoberto – 4 !</text:p>
            <text:p text:style-name="P72"/>
            <text:p text:style-name="P141">! - tipo in (4)</text:p>
          </table:table-cell>
          <table:table-cell table:style-name="Tabela5.D3" office:value-type="string">
            <text:p text:style-name="P82">Desconhecido -0</text:p>
            <text:p text:style-name="P78">Permanente <text:span text:style-name="T3">-1</text:span></text:p>
            <text:p text:style-name="P59">Temporário <text:span text:style-name="T3">-3 !</text:span></text:p>
            <text:p text:style-name="P59">Seco <text:span text:style-name="T3">-5 !</text:span></text:p>
            <text:p text:style-name="P59"/>
            <text:p text:style-name="P140"><text:span text:style-name="T36">!</text:span><text:span text:style-name="T35"> – </text:span><text:span text:style-name="T37">tipo</text:span><text:span text:style-name="T35"> </text:span><text:span text:style-name="T37">in (1,2,</text:span><text:span text:style-name="T38">4</text:span><text:span text:style-name="T37">) and </text:span><text:span text:style-name="T35">regime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8">Fora de polígono <text:span text:style-name="T3">-1</text:span></text:p>
            <text:p text:style-name="P124">Dentro de polígono - Trecho principal <text:span text:style-name="T3">-</text:span><text:span text:style-name="T69">2</text:span></text:p>
            <text:p text:style-name="P124">Dentro de polígono - Trecho secundário <text:span text:style-name="T3">-</text:span><text:span text:style-name="T69">3</text:span></text:p>
            <text:p text:style-name="P124"><text:span text:style-name="T3">Dentro de polígono - Trecho compartilhado -</text:span><text:span text:style-name="T69">4</text:span></text:p>
          </table:table-cell>
        </table:table-row>
        <table:table-row table:style-name="TableLine2553556248288">
          <table:covered-table-cell/>
          <table:covered-table-cell/>
          <table:table-cell table:style-name="Tabela5.C4" office:value-type="string">
            <text:p text:style-name="P78"><text:span text:style-name="T70">Trecho </text:span><text:span text:style-name="T58">Pluvial</text:span> <text:span text:style-name="T3">-3</text:span></text:p>
          </table:table-cell>
          <table:table-cell table:style-name="Tabela5.D4" office:value-type="string">
            <text:p text:style-name="P82">Desconhecido -0</text:p>
            <text:p text:style-name="P78">Seco <text:span text:style-name="T3">-5</text:span></text:p>
            <text:p text:style-name="P78"/>
            <text:p text:style-name="P130">V - tipo in (<text:span text:style-name="T26">3)</text:span> and <text:span text:style-name="T33">not (</text:span><text:span text:style-name="T26">regime</text:span> <text:span text:style-name="T26">in (</text:span><text:span text:style-name="T70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2553556228160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31"><text:span text:style-name="T53">infra</text:span>_barragem [<text:span text:style-name="T64">L</text:span>A]</text:p>
          </table:table-cell>
          <table:covered-table-cell/>
          <table:covered-table-cell/>
          <table:covered-table-cell/>
        </table:table-row>
        <table:table-row table:style-name="TableLine2553556255088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6">nome<text:span text:style-name="T5"> (0..1)</text:span></text:p>
          </table:table-cell>
          <table:table-cell table:style-name="Tabela6.A2" office:value-type="string">
            <text:p text:style-name="P46">tipo<text:span text:style-name="T4"> (1)</text:span></text:p>
          </table:table-cell>
          <table:table-cell table:style-name="Tabela6.A2" office:value-type="string">
            <text:p text:style-name="P46">material_construcao<text:span text:style-name="T4"> (1)</text:span></text:p>
          </table:table-cell>
          <table:table-cell table:style-name="Tabela6.E2" office:value-type="string">
            <text:p text:style-name="P122"><text:span text:style-name="T60">sobreposto_transportes</text:span><text:span text:style-name="T61"> (1)</text:span></text:p>
          </table:table-cell>
        </table:table-row>
        <table:table-row table:style-name="TableLine2553556268688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66">A ser preenchido</text:p>
          </table:table-cell>
          <table:table-cell table:style-name="Tabela6.C3" office:value-type="string">
            <text:p text:style-name="P26">1 – Barragem</text:p>
            <text:p text:style-name="P73">2- Dique !</text:p>
            <text:p text:style-name="P73"/>
            <text:p text:style-name="P144">! - tipo in (2)</text:p>
          </table:table-cell>
          <table:table-cell table:style-name="Tabela6.D3" office:value-type="string">
            <text:p text:style-name="P26">Desconhecido – 0</text:p>
            <text:p text:style-name="P67">Alvenaria -1<text:span text:style-name="T1"> !</text:span></text:p>
            <text:p text:style-name="P27">Concreto -2</text:p>
            <text:p text:style-name="P106">Rocha -4</text:p>
            <text:p text:style-name="P106">Terra -23</text:p>
            <text:p text:style-name="P106"/>
            <text:p text:style-name="P158">! - material_construcao in (1)</text:p>
          </table:table-cell>
          <table:table-cell table:style-name="Tabela6.E3" office:value-type="string">
            <text:p text:style-name="P28">S<text:span text:style-name="T65">im – 1</text:span></text:p>
            <text:p text:style-name="P29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2553556251552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5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2553556267056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6">nome<text:span text:style-name="T5"> (0..1)</text:span></text:p>
          </table:table-cell>
          <table:table-cell table:style-name="Tabela15.A2" office:value-type="string">
            <text:p text:style-name="P93">filtro (1)</text:p>
          </table:table-cell>
          <table:table-cell table:style-name="Tabela15.A2" office:value-type="string">
            <text:p text:style-name="P46"><text:span text:style-name="T83">t</text:span>ipo<text:span text:style-name="T4"> (1)</text:span></text:p>
          </table:table-cell>
          <table:table-cell table:style-name="Tabela15.E2" office:value-type="string">
            <text:p text:style-name="P46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66">A ser preenchido</text:p>
          </table:table-cell>
          <table:table-cell table:style-name="Tabela15.A3" office:value-type="string">
            <text:p text:style-name="P81">Linha de energia <text:span text:style-name="T18">-3XX</text:span></text:p>
            <text:p text:style-name="P80">[L]</text:p>
          </table:table-cell>
          <table:table-cell table:style-name="Tabela15.A3" office:value-type="string">
            <text:p text:style-name="P81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8">Em construção -4<text:span text:style-name="T1"> !</text:span></text:p>
            <text:p text:style-name="P129"/>
            <text:p text:style-name="P143">! - (<text:span text:style-name="T89">R</text:span>est. <text:span text:style-name="T89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81"><text:span text:style-name="T68">Subestação</text:span> de energia <text:span text:style-name="T18">-1</text:span><text:span text:style-name="T67">8</text:span><text:span text:style-name="T18">XX</text:span></text:p>
            <text:p text:style-name="P80">[P<text:span text:style-name="T67">A</text:span>]</text:p>
          </table:table-cell>
          <table:table-cell table:style-name="Tabela15.A3" office:value-type="string">
            <text:p text:style-name="P81">Subestação de transmissão de energia elétrica <text:span text:style-name="T18">-1</text:span><text:span text:style-name="T68">8</text:span><text:span text:style-name="T18">01</text:span></text:p>
            <text:p text:style-name="P81">Subestação de distribuição de energia elétrica <text:span text:style-name="T18">-1</text:span><text:span text:style-name="T68">8</text:span><text:span text:style-name="T18">0</text:span><text:span text:style-name="T68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5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6">nome<text:span text:style-name="T5"> (0..1)</text:span></text:p>
          </table:table-cell>
          <table:table-cell table:style-name="Tabela10.A2" office:value-type="string">
            <text:p text:style-name="P93">filtro (1)</text:p>
          </table:table-cell>
          <table:table-cell table:style-name="Tabela10.A2" office:value-type="string">
            <text:p text:style-name="P46">tipo<text:span text:style-name="T4"> (1)</text:span></text:p>
          </table:table-cell>
          <table:table-cell table:style-name="Tabela10.E2" office:value-type="string">
            <text:p text:style-name="P46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66">A ser preenchido</text:p>
          </table:table-cell>
          <table:table-cell table:style-name="Tabela10.C3" office:value-type="string">
            <text:p text:style-name="P56"><text:span text:style-name="T27">Atracadouro </text:span><text:span text:style-name="T28">Terminal </text:span><text:span text:style-name="T27">-</text:span><text:span text:style-name="T29">19XX</text:span></text:p>
            <text:p text:style-name="P54">[P L A]</text:p>
          </table:table-cell>
          <table:table-cell table:style-name="Tabela10.D3" office:value-type="string">
            <text:p text:style-name="P56">Atrac - Cais -<text:span text:style-name="T63">19</text:span>38</text:p>
            <text:p text:style-name="P56">Atrac - Cais flutuante -<text:span text:style-name="T63">19</text:span>39</text:p>
            <text:p text:style-name="P56">Atrac - Trapiche - <text:span text:style-name="T63">19</text:span>40</text:p>
            <text:p text:style-name="P56">Atrac - Molhe de atracação - <text:span text:style-name="T63">19</text:span>41</text:p>
            <text:p text:style-name="P56">Atrac - Pier - <text:span text:style-name="T63">19</text:span>42</text:p>
            <text:p text:style-name="P56">Atrac - Dolfim -<text:span text:style-name="T63">19</text:span>43</text:p>
            <text:p text:style-name="P56">Atrac - Desembarcadouro -<text:span text:style-name="T63">19</text:span>44</text:p>
          </table:table-cell>
          <table:table-cell table:style-name="Tabela10.E3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8">Em construção -4<text:span text:style-name="T1"> !</text:span></text:p>
            <text:p text:style-name="P128"/>
            <text:p text:style-name="P143">! - (<text:span text:style-name="T89">R</text:span>est. <text:span text:style-name="T89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2553556270048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78"><text:span text:style-name="T11">infra_ferrovia</text:span> <text:span text:style-name="T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556261344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98">nome<text:span text:style-name="T5"> (0..1)</text:span></text:p>
          </table:table-cell>
          <table:table-cell table:style-name="Tabela13.A2" office:value-type="string">
            <text:p text:style-name="P98">tipo<text:span text:style-name="T4"> (1)</text:span></text:p>
          </table:table-cell>
          <table:table-cell table:style-name="Tabela13.A2" office:value-type="string">
            <text:p text:style-name="P98">situacao_fisica<text:span text:style-name="T4"> (1)</text:span></text:p>
          </table:table-cell>
          <table:table-cell table:style-name="Tabela13.A2" office:value-type="string">
            <text:p text:style-name="P98">posicao_relativa<text:span text:style-name="T4"> (1)</text:span></text:p>
          </table:table-cell>
          <table:table-cell table:style-name="Tabela13.A2" office:value-type="string">
            <text:p text:style-name="P98">nr_linhas<text:span text:style-name="T4"> (1)</text:span></text:p>
          </table:table-cell>
          <table:table-cell table:style-name="Tabela13.A2" office:value-type="string">
            <text:p text:style-name="P113"><text:span text:style-name="T84">e</text:span>letrificada <text:span text:style-name="T78">(1)</text:span></text:p>
          </table:table-cell>
          <table:table-cell table:style-name="Tabela13.A2" office:value-type="string">
            <text:p text:style-name="P98"><text:span text:style-name="T54">bitola</text:span><text:span text:style-name="T4"> (1)</text:span></text:p>
          </table:table-cell>
          <table:table-cell table:style-name="Tabela13.A2" office:value-type="string">
            <text:p text:style-name="P98">em_arruamento<text:span text:style-name="T4"> (1)</text:span></text:p>
          </table:table-cell>
          <table:table-cell table:style-name="Tabela13.A2" office:value-type="string">
            <text:p text:style-name="P98">juridisdicao<text:span text:style-name="T4"> (1)</text:span></text:p>
          </table:table-cell>
          <table:table-cell table:style-name="Tabela13.A2" office:value-type="string">
            <text:p text:style-name="P98">administracao<text:span text:style-name="T4"> (1)</text:span></text:p>
          </table:table-cell>
          <table:table-cell table:style-name="Tabela13.L2" office:value-type="string">
            <text:p text:style-name="P98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66">A ser preenchido</text:p>
          </table:table-cell>
          <table:table-cell table:style-name="Tabela13.C3" office:value-type="string">
            <text:p text:style-name="P68">Bonde <text:span text:style-name="T10">-5 !</text:span></text:p>
          </table:table-cell>
          <table:table-cell table:style-name="Tabela13.D7" table:number-rows-spanned="5" office:value-type="string">
            <text:p text:style-name="P116">Desconhecida -0</text:p>
            <text:p text:style-name="P116"><text:span text:style-name="T50">Abandonada </text:span><text:span text:style-name="T51">-1 !</text:span></text:p>
            <text:p text:style-name="P118">Destruída -2 !</text:p>
            <text:p text:style-name="P38"><text:span text:style-name="T34">Construída </text:span><text:span text:style-name="T39">-3</text:span></text:p>
            <text:p text:style-name="P66">Em construção <text:span text:style-name="T8">-4 !</text:span></text:p>
            <text:p text:style-name="P66"/>
            <text:p text:style-name="P143">! - (<text:span text:style-name="T89">R</text:span>est. <text:span text:style-name="T89">S</text:span>it. Fis.)</text:p>
          </table:table-cell>
          <table:table-cell table:style-name="Tabela13.E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/>
            <text:p text:style-name="P131">V - tipo in (<text:span text:style-name="T41">5)</text:span> and <text:span text:style-name="T33">not (</text:span>"<text:span text:style-name="T41">posicao</text:span>" <text:span text:style-name="T41">in (2,3))</text:span></text:p>
          </table:table-cell>
          <table:table-cell table:style-name="Tabela13.F7" table:number-rows-spanned="5" office:value-type="string">
            <text:p text:style-name="P100">Desconhecido <text:span text:style-name="T10">-0</text:span></text:p>
            <text:p text:style-name="P100">Simples <text:span text:style-name="T10">-1</text:span></text:p>
            <text:p text:style-name="P100">Dupla <text:span text:style-name="T10">-2</text:span></text:p>
            <text:p text:style-name="P100">Múltipla <text:span text:style-name="T10">-3</text:span></text:p>
          </table:table-cell>
          <table:table-cell table:style-name="Tabela13.G5" table:number-rows-spanned="3" office:value-type="string">
            <text:p text:style-name="P87">Sim -1</text:p>
            <text:p text:style-name="P33">Não -2</text:p>
          </table:table-cell>
          <table:table-cell table:style-name="Tabela13.H7" table:number-rows-spanned="5" office:value-type="string">
            <text:p text:style-name="P99">Desconhecida -0</text:p>
            <text:p text:style-name="P99">Métrica -1</text:p>
            <text:p text:style-name="P99">Internacional -2</text:p>
            <text:p text:style-name="P99">Larga -3</text:p>
            <text:p text:style-name="P99">Mista métrica internacional -4</text:p>
            <text:p text:style-name="P99">Mista métrica larga -5</text:p>
            <text:p text:style-name="P99">Mista internacional larga -6</text:p>
          </table:table-cell>
          <table:table-cell table:style-name="Tabela13.I3" office:value-type="string">
            <text:p text:style-name="P87"><text:span text:style-name="T44">Sim -1</text:span><text:span text:style-name="T45"> !</text:span></text:p>
            <text:p text:style-name="P41">Não -2</text:p>
            <text:p text:style-name="P41"/>
            <text:p text:style-name="P145">! - em_arruamento in (1)</text:p>
          </table:table-cell>
          <table:table-cell table:style-name="Tabela13.J7" table:number-rows-spanned="5" office:value-type="string">
            <text:p text:style-name="P99">Desconhecida -0</text:p>
            <text:p text:style-name="P99">Federal -1</text:p>
            <text:p text:style-name="P99">Estadual -2</text:p>
            <text:p text:style-name="P99">Municipal -3</text:p>
            <text:p text:style-name="P75">Particular -6<text:span text:style-name="T1"> !</text:span></text:p>
            <text:p text:style-name="P75"/>
            <text:p text:style-name="P148">! - jurisdicao in (6)</text:p>
          </table:table-cell>
          <table:table-cell table:style-name="Tabela13.K7" table:number-rows-spanned="5" office:value-type="string">
            <text:p text:style-name="P107">Desconhecida -0</text:p>
            <text:p text:style-name="P107">Federal -1</text:p>
            <text:p text:style-name="P107">Estadual -2</text:p>
            <text:p text:style-name="P107">Municipal -3</text:p>
            <text:p text:style-name="P74">Particular -6<text:span text:style-name="T1"> !</text:span><text:span text:style-name="T27">Concessionada -7</text:span></text:p>
            <text:p text:style-name="P42"/>
            <text:p text:style-name="P153">! - administracao in (6)</text:p>
          </table:table-cell>
          <table:table-cell table:style-name="Tabela13.L7" table:number-rows-spanned="5" office:value-type="string">
            <text:p text:style-name="P180">(*)</text:p>
            <text:p text:style-name="P181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8">Aeromóvel <text:span text:style-name="T10">-6 !</text:span></text:p>
            <text:p text:style-name="P68"/>
            <text:p text:style-name="P147">! - tipo in (5,6)</text:p>
          </table:table-cell>
          <table:covered-table-cell/>
          <table:table-cell table:style-name="Tabela13.E4" office:value-type="string">
            <text:p text:style-name="P98">Elevado <text:span text:style-name="T10">-3</text:span></text:p>
            <text:p text:style-name="P98"/>
            <text:p text:style-name="P131">V - tipo in (<text:span text:style-name="T40">6)</text:span> and <text:span text:style-name="T33">not (</text:span>"<text:span text:style-name="T41">posicao</text:span>" <text:span text:style-name="T41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87">Não -2</text:p>
            <text:p text:style-name="P87"/>
            <text:p text:style-name="P131">V - tipo in (<text:span text:style-name="T90">6,</text:span><text:span text:style-name="T41">7,8)</text:span> and <text:span text:style-name="T33">not (</text:span><text:span text:style-name="T41">em_arruamento</text:span> <text:span text:style-name="T41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98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>Subterrâneo <text:span text:style-name="T10">-6</text:span></text:p>
            <text:p text:style-name="P98"/>
            <text:p text:style-name="P132">V - tipo in (<text:span text:style-name="T91">7,8</text:span><text:span text:style-name="T40">)</text:span> and <text:span text:style-name="T33">not (</text:span>"<text:span text:style-name="T41">posicao</text:span>" <text:span text:style-name="T41">in (</text:span><text:span text:style-name="T91">2,</text:span><text:span text:style-name="T41">3,</text:span><text:span text:style-name="T91">6</text:span><text:span text:style-name="T41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87">Sim -1</text:p>
            <text:p text:style-name="P87"/>
            <text:p text:style-name="P131"><text:span text:style-name="T79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98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2553556274672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4"><text:span text:style-name="T9">infra_pista_pouso</text:span> <text:span text:style-name="T42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3556282016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8">nome<text:span text:style-name="T5"> (0..1)</text:span></text:p>
          </table:table-cell>
          <table:table-cell table:style-name="Tabela9.A2" office:value-type="string">
            <text:p text:style-name="P108">tipo<text:span text:style-name="T4"> (1)</text:span></text:p>
          </table:table-cell>
          <table:table-cell table:style-name="Tabela9.A2" office:value-type="string">
            <text:p text:style-name="P94">revestimento<text:span text:style-name="T4"> (1)</text:span></text:p>
          </table:table-cell>
          <table:table-cell table:style-name="Tabela9.A2" office:value-type="string">
            <text:p text:style-name="P94">uso_pista<text:span text:style-name="T4"> (1)</text:span></text:p>
          </table:table-cell>
          <table:table-cell table:style-name="Tabela9.A2" office:value-type="string">
            <text:p text:style-name="P94">situacao_fisica<text:span text:style-name="T4"> (1)</text:span></text:p>
          </table:table-cell>
          <table:table-cell table:style-name="Tabela9.G2" office:value-type="string">
            <text:p text:style-name="P95">Altitude (0..1)</text:p>
          </table:table-cell>
        </table:table-row>
        <table:table-row table:style-name="TableLine2553556283920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66">A ser preenchido</text:p>
          </table:table-cell>
          <table:table-cell table:style-name="Tabela9.C3" office:value-type="string">
            <text:p text:style-name="P102">Pista de pouso -9</text:p>
            <text:p text:style-name="P43">[<text:span text:style-name="T92">P </text:span>L A]</text:p>
            <text:p text:style-name="P102"/>
            <text:p text:style-name="P65">Pista de táxi -10<text:span text:style-name="T1"> !</text:span></text:p>
            <text:p text:style-name="P96">[<text:span text:style-name="T92">L </text:span>A]</text:p>
            <text:p text:style-name="P77"/>
            <text:p text:style-name="P65">Heliponto -11<text:span text:style-name="T1"> !</text:span></text:p>
            <text:p text:style-name="P96">[P]</text:p>
            <text:p text:style-name="P97"/>
            <text:p text:style-name="P191">Heliponto em hospital -12 !</text:p>
            <text:p text:style-name="P190">[P]</text:p>
            <text:p text:style-name="P190"/>
            <text:p text:style-name="P160">! - tipo in (10, 11, <text:span text:style-name="T94">12</text:span>)</text:p>
          </table:table-cell>
          <table:table-cell table:style-name="Tabela9.D3" office:value-type="string">
            <text:p text:style-name="P24">Desconhecido -0</text:p>
            <text:p text:style-name="P64">Sem revestimento (Leito natural) -1<text:span text:style-name="T1"> !</text:span></text:p>
            <text:p text:style-name="P101">Revestimento primário (solto) -2</text:p>
            <text:p text:style-name="P101">Pavimentado -3</text:p>
            <text:p text:style-name="P101"/>
            <text:p text:style-name="P159">! - revestimento in (1)</text:p>
          </table:table-cell>
          <table:table-cell table:style-name="Tabela9.E3" office:value-type="string">
            <text:p text:style-name="P101">Desconhecido -0</text:p>
            <text:p text:style-name="P101">Particular -6</text:p>
            <text:p text:style-name="P101">Público -11</text:p>
            <text:p text:style-name="P101">Militar -12</text:p>
            <text:p text:style-name="P101">Público/Militar -13</text:p>
          </table:table-cell>
          <table:table-cell table:style-name="Tabela9.F3" office:value-type="string">
            <text:p text:style-name="P117">Desconhecida -0</text:p>
            <text:p text:style-name="P66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6">Em construção <text:span text:style-name="T8">-4 !</text:span></text:p>
            <text:p text:style-name="P66"/>
            <text:p text:style-name="P143">! - (<text:span text:style-name="T89">R</text:span>est. <text:span text:style-name="T89">S</text:span>it. Fis.)</text:p>
          </table:table-cell>
          <table:table-cell table:style-name="Tabela9.G3" office:value-type="string">
            <text:p text:style-name="P168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2553556289360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8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556294256">
          <table:table-cell table:style-name="Tabela8.A2" office:value-type="string">
            <text:p text:style-name="P184">Atributo</text:p>
          </table:table-cell>
          <table:table-cell table:style-name="Tabela8.A2" office:value-type="string">
            <text:p text:style-name="P185"><text:span text:style-name="T23">n</text:span>ome<text:span text:style-name="T5">(0..1)</text:span></text:p>
          </table:table-cell>
          <table:table-cell table:style-name="Tabela8.A2" office:value-type="string">
            <text:p text:style-name="P186">tipo (1)</text:p>
          </table:table-cell>
          <table:table-cell table:style-name="Tabela8.A2" office:value-type="string">
            <text:p text:style-name="P186">revestimento (1)</text:p>
          </table:table-cell>
          <table:table-cell table:style-name="Tabela8.A2" office:value-type="string">
            <text:p text:style-name="P186">tr<text:span text:style-name="T8">a</text:span>fego (1)</text:p>
          </table:table-cell>
          <table:table-cell table:style-name="Tabela8.A2" office:value-type="string">
            <text:p text:style-name="P186">nr_faixas<text:span text:style-name="T5"> (1)</text:span></text:p>
          </table:table-cell>
          <table:table-cell table:style-name="Tabela8.A2" office:value-type="string">
            <text:p text:style-name="P186">nr_pistas (1)</text:p>
          </table:table-cell>
          <table:table-cell table:style-name="Tabela8.A2" office:value-type="string">
            <text:p text:style-name="P186">canteiro_divisorio (1)</text:p>
          </table:table-cell>
          <table:table-cell table:style-name="Tabela8.A2" office:value-type="string">
            <text:p text:style-name="P186">situacao_fisica (1)</text:p>
          </table:table-cell>
          <table:table-cell table:style-name="Tabela8.A2" office:value-type="string">
            <text:p text:style-name="P186">jurisdicao (1)</text:p>
          </table:table-cell>
          <table:table-cell table:style-name="Tabela8.A2" office:value-type="string">
            <text:p text:style-name="P186"><text:span text:style-name="T23">s</text:span>igla<text:span text:style-name="T5"> (0..1)</text:span></text:p>
          </table:table-cell>
          <table:table-cell table:style-name="Tabela8.A2" office:value-type="string">
            <text:p text:style-name="P186">administracao (1)</text:p>
          </table:table-cell>
          <table:table-cell table:style-name="Tabela8.M2" office:value-type="string">
            <text:p text:style-name="P186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66">A ser preenchido</text:p>
          </table:table-cell>
          <table:table-cell table:style-name="Tabela8.C3" office:value-type="string">
            <text:p text:style-name="P103">Rodovia <text:span text:style-name="T7">-2</text:span></text:p>
          </table:table-cell>
          <table:table-cell table:style-name="Tabela8.D3" office:value-type="string">
            <text:p text:style-name="P101">Sem revestimento (Leito natural) -1</text:p>
            <text:p text:style-name="P101">Revestimento primário (solto) -2</text:p>
            <text:p text:style-name="P101">Pavimentado -3</text:p>
            <text:p text:style-name="P64">Calçado -4 !</text:p>
            <text:p text:style-name="P64"/>
            <text:p text:style-name="P151">! - revestimento in (4)</text:p>
          </table:table-cell>
          <table:table-cell table:style-name="Tabela8.E3" office:value-type="string">
            <text:p text:style-name="P103">Permanente <text:span text:style-name="T7">-1</text:span></text:p>
            <text:p text:style-name="P66">Periódico <text:span text:style-name="T7">-2 !</text:span></text:p>
            <text:p text:style-name="P149"/>
            <text:p text:style-name="P149">! - tipo in (2) and trafego in (2)</text:p>
          </table:table-cell>
          <table:table-cell table:style-name="Tabela8.F3" office:value-type="string">
            <text:p text:style-name="P119">Mínimo 1</text:p>
            <text:p text:style-name="P119"/>
            <text:p text:style-name="P131">V - tipo in (2) and not (nr_faixas &gt;=1)</text:p>
            <text:p text:style-name="P131"/>
            <text:p text:style-name="P150">! - tipo in (2) and nr_faixas &gt; 4</text:p>
          </table:table-cell>
          <table:table-cell table:style-name="Tabela8.G3" office:value-type="string">
            <text:p text:style-name="P119">Mínimo 1</text:p>
            <text:p text:style-name="P119"/>
            <text:p text:style-name="P131">V - tipo in (2) and not (nr_pistas &gt;=1)</text:p>
            <text:p text:style-name="P131"/>
            <text:p text:style-name="P175"><text:span text:style-name="T93">V – </text:span>nr_pistas &gt; nr_faixas</text:p>
          </table:table-cell>
          <table:table-cell table:style-name="Tabela8.H3" office:value-type="string">
            <text:p text:style-name="P87">Sim -1</text:p>
            <text:p text:style-name="P87">Não -2</text:p>
          </table:table-cell>
          <table:table-cell table:style-name="Tabela8.I4" table:number-rows-spanned="2" office:value-type="string">
            <text:p text:style-name="P117">Desconhecida -0</text:p>
            <text:p text:style-name="P66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6">Em construção <text:span text:style-name="T8">-4 !</text:span></text:p>
            <text:p text:style-name="P66"/>
            <text:p text:style-name="P143">! - (<text:span text:style-name="T89">R</text:span>est. <text:span text:style-name="T89">S</text:span>it. Fis.)</text:p>
          </table:table-cell>
          <table:table-cell table:style-name="Tabela8.J3" office:value-type="string"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/>
            <text:p text:style-name="P131">V - tipo in (2) and not (jurisdicao in (0,1,2))</text:p>
          </table:table-cell>
          <table:table-cell table:style-name="Tabela8.K4" table:number-rows-spanned="2" office:value-type="string">
            <text:p text:style-name="P110">(*)</text:p>
            <text:p text:style-name="P110"/>
            <text:p text:style-name="P131">V – <text:span text:style-name="T55">olhar obs abaixo</text:span></text:p>
          </table:table-cell>
          <table:table-cell table:style-name="Tabela8.L3" office:value-type="string">
            <text:p text:style-name="P103"/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2) and not (administracao in (0,1,2,7))</text:p>
          </table:table-cell>
          <table:table-cell table:style-name="Tabela8.M4" table:number-rows-spanned="2" office:value-type="string">
            <text:p text:style-name="P182">(**)</text:p>
            <text:p text:style-name="P182"/>
            <text:p text:style-name="P183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03"><text:span text:style-name="T44">Auto-estrada </text:span><text:span text:style-name="T49">-4 !</text:span></text:p>
            <text:p text:style-name="P76"/>
            <text:p text:style-name="P154">! - tipo in (4)</text:p>
          </table:table-cell>
          <table:table-cell table:style-name="Tabela8.D4" office:value-type="string">
            <text:p text:style-name="P101">Pavimentado -3</text:p>
            <text:p text:style-name="P101"/>
            <text:p text:style-name="P131">V - tipo in (4) and not (revestimento in (3))</text:p>
          </table:table-cell>
          <table:table-cell table:style-name="Tabela8.E4" office:value-type="string">
            <text:p text:style-name="P103">Permanente <text:span text:style-name="T7">-1</text:span></text:p>
            <text:p text:style-name="P103"/>
            <text:p text:style-name="P131">V - tipo in (4) and not (trafego in (1))</text:p>
          </table:table-cell>
          <table:table-cell table:style-name="Tabela8.F4" office:value-type="string">
            <text:p text:style-name="P109">Mínimo 4</text:p>
            <text:p text:style-name="P109"/>
            <text:p text:style-name="P131">V - tipo in (4) and not (nr_faixas &gt;=4)</text:p>
            <text:p text:style-name="P131"/>
            <text:p text:style-name="P134">V - not(regexp_match( nr_faixas ,'\\\\d') or nr_faixas is null)</text:p>
          </table:table-cell>
          <table:table-cell table:style-name="Tabela8.G4" office:value-type="string">
            <text:p text:style-name="P109">Mínimo 2</text:p>
            <text:p text:style-name="P109"/>
            <text:p text:style-name="P131">V - tipo in (4) and not (nr_pistas &gt;=2)</text:p>
            <text:p text:style-name="P131"/>
            <text:p text:style-name="P134">V - canteiro_divisorio in (1) and not (nr_pistas &gt;1)</text:p>
            <text:p text:style-name="P134"/>
            <text:p text:style-name="P134">V - not(regexp_match( nr_pistas ,'\\\\d')or nr_pistas is null)</text:p>
          </table:table-cell>
          <table:table-cell table:style-name="Tabela8.H4" office:value-type="string">
            <text:p text:style-name="P87">Sim -1</text:p>
            <text:p text:style-name="P87"/>
            <text:p text:style-name="P133">V - tipo in (4) and not (canteiro_divisorio in (1))</text:p>
          </table:table-cell>
          <table:covered-table-cell/>
          <table:table-cell table:style-name="Tabela8.J4" office:value-type="string">
            <text:p text:style-name="P103">Federal <text:span text:style-name="T7">-1</text:span></text:p>
            <text:p text:style-name="P104">Estadual <text:span text:style-name="T7">-2</text:span></text:p>
            <text:p text:style-name="P103"/>
            <text:p text:style-name="P131">V - tipo in (4) and not (jurisdicao in (1,2))</text:p>
          </table:table-cell>
          <table:covered-table-cell/>
          <table:table-cell table:style-name="Tabela8.L4" office:value-type="string"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4) and not (administracao in (1,2,7))</text:p>
          </table:table-cell>
          <table:covered-table-cell/>
        </table:table-row>
      </table:table>
      <text:p text:style-name="P187">Obs de sigla: </text:p>
      <text:p text:style-name="P188">V - sigla is NULL</text:p>
      <text:p text:style-name="P189">V - (sigla is not NULL and not (jurisdicao in (1,2))) or (jurisdicao in (1,2) and sigla is NULL)</text:p>
      <text:p text:style-name="P189">V - jurisdicao in (1) and not (array_contains( array_foreach( string_to_array( sigla,';'),(regexp_match( @element, '^BR-\\\\d\\\\d\\\\d$'))), true))</text:p>
      <text:p text:style-name="P189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2553556278752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30">llp_aglomerado_rural <text:span text:style-name="T42">[P]</text:span></text:p>
          </table:table-cell>
          <table:covered-table-cell/>
        </table:table-row>
        <table:table-row table:style-name="TableLine2553556290720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44">nome<text:span text:style-name="T5"> (1)</text:span></text:p>
          </table:table-cell>
          <table:table-cell table:style-name="Tabela22.C2" office:value-type="string">
            <text:p text:style-name="P44">tipo<text:span text:style-name="T4"> (1)</text:span></text:p>
          </table:table-cell>
        </table:table-row>
        <table:table-row table:style-name="TableLine2553556303776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64">A ser preenchido</text:p>
            <text:p text:style-name="P169">(*)</text:p>
          </table:table-cell>
          <table:table-cell table:style-name="Tabela22.C3" office:value-type="string">
            <text:p text:style-name="P63">Aglomerado rural isolado – Núcleo -5 !</text:p>
            <text:p text:style-name="P90">Aglomerado rural isolado – Povoado -6</text:p>
            <text:p text:style-name="P90">Outros aglomerados rurais – Lugarejo -7</text:p>
            <text:p text:style-name="P90"/>
            <text:p text:style-name="P161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2553556288272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3"><text:span text:style-name="T20">centroide_limite_especial </text:span><text:span text:style-name="T86">[P] </text:span><text:span text:style-name="T20">/ llp_area_pub_militar [L A] / llp_terra_indigena [L A] / llp_</text:span><text:span text:style-name="T71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556312208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7">nome<text:span text:style-name="T5"> (0..1)</text:span></text:p>
          </table:table-cell>
          <table:table-cell table:style-name="Tabela16.A2" office:value-type="string">
            <text:p text:style-name="P47">tipo<text:span text:style-name="T4"> (1)</text:span></text:p>
          </table:table-cell>
          <table:table-cell table:style-name="Tabela16.A2" office:value-type="string">
            <text:p text:style-name="P52">geometria_aproximada<text:span text:style-name="T4"> (1)</text:span></text:p>
          </table:table-cell>
          <table:table-cell table:style-name="Tabela16.A2" office:value-type="string">
            <text:p text:style-name="P52"><text:span text:style-name="T72">s</text:span>obreposto <text:span text:style-name="T71">(1)</text:span></text:p>
          </table:table-cell>
          <table:table-cell table:style-name="Tabela16.F2" office:value-type="string">
            <text:p text:style-name="P52">exibir_rotulo_aproximado <text:span text:style-name="T71">(1)</text:span></text:p>
          </table:table-cell>
        </table:table-row>
        <table:table-row table:style-name="TableLine2553556305408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67">A ser preenchido</text:p>
            <text:p text:style-name="P170">(*)</text:p>
          </table:table-cell>
          <table:table-cell table:style-name="Tabela16.C3" office:value-type="string">
            <text:p text:style-name="P19">llp_area_pub_militar [L A]</text:p>
            <text:p text:style-name="P83"/>
            <text:p text:style-name="P83">Área militar - <text:span text:style-name="T86">36</text:span></text:p>
          </table:table-cell>
          <table:table-cell table:style-name="Tabela16.D5" table:number-rows-spanned="3" office:value-type="string">
            <text:p text:style-name="P88">Sim -1</text:p>
            <text:p text:style-name="P88">Não -2</text:p>
          </table:table-cell>
          <table:table-cell table:style-name="Tabela16.E5" table:number-rows-spanned="3" office:value-type="string">
            <text:p text:style-name="P88">Sim -1</text:p>
            <text:p text:style-name="P88">Não -2</text:p>
          </table:table-cell>
          <table:table-cell table:style-name="Tabela16.F5" table:number-rows-spanned="3" office:value-type="string">
            <text:p text:style-name="P88">Sim -1</text:p>
            <text:p text:style-name="P61">Não -2 !</text:p>
            <text:p text:style-name="P61"/>
            <text:p text:style-name="P152">(Rest. Rot. Aprox.)</text:p>
            <text:p text:style-name="P155">! - exibir_rotulo_aproximado in (2)</text:p>
          </table:table-cell>
        </table:table-row>
        <table:table-row table:style-name="TableLine2553556296432">
          <table:covered-table-cell/>
          <table:covered-table-cell/>
          <table:table-cell table:style-name="Tabela16.C4" office:value-type="string">
            <text:p text:style-name="P19">llp_terra_indigena [L A]</text:p>
            <text:p text:style-name="P83"/>
            <text:p text:style-name="P83">Terra indígena -<text:span text:style-name="T86">2</text:span></text:p>
          </table:table-cell>
          <table:covered-table-cell/>
          <table:covered-table-cell/>
          <table:covered-table-cell/>
        </table:table-row>
        <table:table-row table:style-name="TableLine2553556298064">
          <table:covered-table-cell/>
          <table:covered-table-cell/>
          <table:table-cell table:style-name="Tabela16.C5" office:value-type="string">
            <text:p text:style-name="P22"><text:span text:style-name="T20">llp_</text:span><text:span text:style-name="T71">unidade_conservacao</text:span><text:span text:style-name="T20"> [L A]</text:span></text:p>
            <text:p text:style-name="P83"/>
            <text:p text:style-name="P83">Unidade de Conservação -5</text:p>
            <text:p text:style-name="P83">Área de Proteção Ambiental – APA -24</text:p>
            <text:p text:style-name="P83">Área de Relevante Interesse Ecológico – ARIE -25</text:p>
            <text:p text:style-name="P83">Floresta – FLO -26</text:p>
            <text:p text:style-name="P83">Reserva de Desenvolvimento Sustentável – RDS -27</text:p>
            <text:p text:style-name="P83">Reserva Extrativista – RESEX -28</text:p>
            <text:p text:style-name="P83">Reserva de Fauna – REFAU -29</text:p>
            <text:p text:style-name="P83">Reserva Particular do Patrimônio Natural – RPPN -30</text:p>
            <text:p text:style-name="P83">Estação Ecológica – ESEC -31</text:p>
            <text:p text:style-name="P83">Parque – PAR -32</text:p>
            <text:p text:style-name="P83">Monumento Natural – MONA -33</text:p>
            <text:p text:style-name="P83">Reserva Biológica – REBIO -34</text:p>
            <text:p text:style-name="P83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2553556313024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21"><text:span text:style-name="T19">llp_limite_legal</text:span> <text:span text:style-name="T43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556299696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44">nome<text:span text:style-name="T5"> (0..1)</text:span></text:p>
          </table:table-cell>
          <table:table-cell table:style-name="Tabela12.A2" office:value-type="string">
            <text:p text:style-name="P44">tipo<text:span text:style-name="T4"> (1)</text:span></text:p>
          </table:table-cell>
          <table:table-cell table:style-name="Tabela12.A2" office:value-type="string">
            <text:p text:style-name="P50">geometria_aproximada<text:span text:style-name="T4"> (1)</text:span></text:p>
          </table:table-cell>
          <table:table-cell table:style-name="Tabela12.A2" office:value-type="string">
            <text:p text:style-name="P50"><text:span text:style-name="T72">s</text:span>obreposto <text:span text:style-name="T71">(1)</text:span></text:p>
          </table:table-cell>
          <table:table-cell table:style-name="Tabela12.F2" office:value-type="string">
            <text:p text:style-name="P50">exibir_rotulo_aproximado <text:span text:style-name="T71">(1)</text:span></text:p>
          </table:table-cell>
        </table:table-row>
        <table:table-row table:style-name="TableLine2553556296704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64">A ser preenchido</text:p>
          </table:table-cell>
          <table:table-cell table:style-name="Tabela12.C3" office:value-type="string">
            <text:p text:style-name="P112">Limite Internacional -1</text:p>
            <text:p text:style-name="P111">Limite Estadual -2</text:p>
            <text:p text:style-name="P79">[L]</text:p>
          </table:table-cell>
          <table:table-cell table:style-name="Tabela12.D3" office:value-type="string">
            <text:p text:style-name="P84">Sim -1</text:p>
            <text:p text:style-name="P85">Não -2</text:p>
          </table:table-cell>
          <table:table-cell table:style-name="Tabela12.E3" office:value-type="string">
            <text:p text:style-name="P84">Sim -1</text:p>
            <text:p text:style-name="P85">Não -2</text:p>
          </table:table-cell>
          <table:table-cell table:style-name="Tabela12.F3" office:value-type="string">
            <text:p text:style-name="P84">Sim -1</text:p>
            <text:p text:style-name="P62">Não -2 !</text:p>
            <text:p text:style-name="P62"/>
            <text:p text:style-name="P152">(Rest. Rot. Aprox.)</text:p>
            <text:p text:style-name="P156">! - exibir_rotulo_aproximado in (2)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row table:style-name="TableLine2553556306224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30">llp_localidade <text:span text:style-name="T42">[P]</text:span></text:p>
          </table:table-cell>
          <table:covered-table-cell/>
          <table:covered-table-cell/>
        </table:table-row>
        <table:table-row table:style-name="TableLine2553556308944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44">nome<text:span text:style-name="T5"> (1)</text:span></text:p>
          </table:table-cell>
          <table:table-cell table:style-name="Tabela18.A2" office:value-type="string">
            <text:p text:style-name="P44">tipo<text:span text:style-name="T4"> (1)</text:span></text:p>
          </table:table-cell>
          <table:table-cell table:style-name="Tabela18.D2" office:value-type="string">
            <text:p text:style-name="P89">populacao</text:p>
          </table:table-cell>
        </table:table-row>
        <table:table-row table:style-name="TableLine2553556322000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64">A ser preenchido</text:p>
            <text:p text:style-name="P172">(*)</text:p>
          </table:table-cell>
          <table:table-cell table:style-name="Tabela18.C3" office:value-type="string">
            <text:p text:style-name="P91">Cidade -1</text:p>
            <text:p text:style-name="P90">Capital estadual -2</text:p>
            <text:p text:style-name="P90">Capital federal -3</text:p>
            <text:p text:style-name="P90">Vila -4</text:p>
          </table:table-cell>
          <table:table-cell table:style-name="Tabela18.D3" office:value-type="string">
            <text:p text:style-name="P92">Inteiro <text:span text:style-name="T80">(*)</text:span></text:p>
            <text:p text:style-name="P92"/>
            <text:p text:style-name="P135"><text:span text:style-name="T25">V - </text:span><text:span text:style-name="T30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2553556307040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30">llp_<text:span text:style-name="T73">nome_</text:span>local <text:span text:style-name="T42">[P]</text:span></text:p>
          </table:table-cell>
        </table:table-row>
        <table:table-row table:style-name="TableLine2553556325264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44">nome<text:span text:style-name="T5"> (1)</text:span></text:p>
          </table:table-cell>
        </table:table-row>
        <table:table-row table:style-name="TableLine2553556317920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64">A ser preenchido</text:p>
            <text:p text:style-name="P169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5H7M58S</meta:editing-duration>
    <meta:editing-cycles>517</meta:editing-cycles>
    <meta:generator>LibreOffice/7.0.6.2$Windows_X86_64 LibreOffice_project/144abb84a525d8e30c9dbbefa69cbbf2d8d4ae3b</meta:generator>
    <meta:initial-creator>dsgs3aux5</meta:initial-creator>
    <dc:date>2022-08-11T15:57:31.732000000</dc:date>
    <meta:document-statistic meta:table-count="20" meta:image-count="0" meta:object-count="0" meta:page-count="1" meta:paragraph-count="502" meta:word-count="1605" meta:character-count="9292" meta:non-whitespace-character-count="8143"/>
  </office:meta>
</office:document-meta>
</file>